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3.35pt"/>
    </style:style>
    <style:style style:name="co2" style:family="table-column">
      <style:table-column-properties fo:break-before="auto" style:column-width="154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cd_mix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CD mixed: 4x(AEA, KDD, SYN_Lasso1, SYN_Lasso2)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chedu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otal Size</text:p>
          </table:table-cell>
        </table:table-row>
        <table:table-row table:style-name="ro1">
          <table:table-cell/>
          <table:table-cell office:value-type="string" calcext:value-type="string">
            <text:p>CPU, all cores, HARP2</text:p>
          </table:table-cell>
          <table:table-cell table:number-columns-repeated="3"/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.32987" calcext:value-type="float">
            <text:p>2.32987</text:p>
          </table:table-cell>
          <table:table-cell table:formula="of:=[.F3]/[.D3]" office:value-type="float" office:value="40.8658423002142" calcext:value-type="float">
            <text:p>40.8658423002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5.68146" calcext:value-type="float">
            <text:p>5.68146</text:p>
          </table:table-cell>
          <table:table-cell table:formula="of:=[.F4]/[.D4]" office:value-type="float" office:value="16.7583860486565" calcext:value-type="float">
            <text:p>16.7583860487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3.78598" calcext:value-type="float">
            <text:p>3.78598</text:p>
          </table:table-cell>
          <table:table-cell table:formula="of:=[.F5]/[.D5]" office:value-type="float" office:value="25.1486008906545" calcext:value-type="float">
            <text:p>25.1486008907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6.0346" calcext:value-type="float">
            <text:p>6.0346</text:p>
          </table:table-cell>
          <table:table-cell table:formula="of:=[.F6]/[.D6]" office:value-type="float" office:value="15.7776986047128" calcext:value-type="float">
            <text:p>15.7776986047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.33018" calcext:value-type="float">
            <text:p>2.33018</text:p>
          </table:table-cell>
          <table:table-cell table:formula="of:=[.F7]/[.D7]" office:value-type="float" office:value="40.8604056338995" calcext:value-type="float">
            <text:p>40.8604056339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5.98773" calcext:value-type="float">
            <text:p>5.98773</text:p>
          </table:table-cell>
          <table:table-cell table:formula="of:=[.F8]/[.D8]" office:value-type="float" office:value="15.9012012899713" calcext:value-type="float">
            <text:p>15.90120129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GD mixed: 2x(IM, MNIST, MUSIC, SYN_Logreg)</text:p>
          </table:table-cell>
          <table:table-cell office:value-type="string" calcext:value-type="string">
            <text:p>CPU, all cores, HARP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U-T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11.795" calcext:value-type="float">
            <text:p>11.795</text:p>
          </table:table-cell>
          <table:table-cell table:formula="of:=[.F13]/[.D13]" office:value-type="float" office:value="41.6301822806274" calcext:value-type="float">
            <text:p>41.6301822806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24.0209" calcext:value-type="float">
            <text:p>24.0209</text:p>
          </table:table-cell>
          <table:table-cell table:formula="of:=[.F14]/[.D14]" office:value-type="float" office:value="20.4416986873931" calcext:value-type="float">
            <text:p>20.4416986874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1.1833" calcext:value-type="float">
            <text:p>21.1833</text:p>
          </table:table-cell>
          <table:table-cell table:formula="of:=[.F15]/[.D15]" office:value-type="float" office:value="23.1799577969438" calcext:value-type="float">
            <text:p>23.1799577969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24.0561" calcext:value-type="float">
            <text:p>24.0561</text:p>
          </table:table-cell>
          <table:table-cell table:formula="of:=[.F16]/[.D16]" office:value-type="float" office:value="20.411787446843" calcext:value-type="float">
            <text:p>20.4117874468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11.8082" calcext:value-type="float">
            <text:p>11.8082</text:p>
          </table:table-cell>
          <table:table-cell table:formula="of:=[.F17]/[.D17]" office:value-type="float" office:value="41.583645263461" calcext:value-type="float">
            <text:p>41.5836452635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24.054" calcext:value-type="float">
            <text:p>24.054</text:p>
          </table:table-cell>
          <table:table-cell table:formula="of:=[.F18]/[.D18]" office:value-type="float" office:value="20.4135694686954" calcext:value-type="float">
            <text:p>20.4135694687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RMF mixed, 4x(Netflix, SYN_LRMF1, SYN_LRMF2)</text:p>
          </table:table-cell>
          <table:table-cell office:value-type="string" calcext:value-type="string">
            <text:p>LIBMF, all cores, HARP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5.9001" calcext:value-type="float">
            <text:p>25.9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35.9527" calcext:value-type="float">
            <text:p>35.95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6.4546" calcext:value-type="float">
            <text:p>26.45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35.7493" calcext:value-type="float">
            <text:p>35.74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5.8995" calcext:value-type="float">
            <text:p>25.89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35.4385" calcext:value-type="float">
            <text:p>35.43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9:04:45.589579808</meta:creation-date>
    <dc:date>2019-07-10T20:34:19.082551206</dc:date>
    <meta:editing-duration>PT23H48M42S</meta:editing-duration>
    <meta:editing-cycles>21</meta:editing-cycles>
    <meta:generator>LibreOffice/5.1.6.2$Linux_X86_64 LibreOffice_project/10m0$Build-2</meta:generator>
    <meta:document-statistic meta:table-count="1" meta:cell-count="91" meta:object-count="0"/>
  </office:meta>
</office:document-meta>
</file>